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RBulleted_2c__20_indented" style:list-style-name="Bulleted_20_indented"/>
    <style:style style:name="P2" style:family="paragraph" style:parent-style-name="RBulleted_2c__20_indented" style:list-style-name="">
      <style:paragraph-properties fo:margin-left="0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list xml:id="list2587450433" text:style-name="Bulleted_20_indented">
        <text:list-item>
          <text:h text:style-name="RBulleted_2c__20_indented" text:outline-level="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h>
        </text:list-item>
        <text:list-item>
          <text:h text:style-name="RBulleted_2c__20_indented" text:outline-level="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h>
        </text:list-item>
        <text:list-item>
          <text:h text:style-name="RBulleted_2c__20_indented" text:outline-level="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h>
          <text:h text:style-name="P1" text:outline-level="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RNormal" style:family="paragraph" style:parent-style-name="Standard" style:class="text" style:master-page-name="">
      <style:paragraph-properties fo:orphans="2" fo:widows="2" style:page-number="auto">
        <style:tab-stops>
          <style:tab-stop style:position="0.499cm"/>
        </style:tab-stops>
      </style:paragraph-properties>
      <style:text-properties style:font-name="Arial" fo:font-family="Arial" style:font-style-name="Regular" style:font-family-generic="swiss" style:font-pitch="variable" fo:font-size="10pt"/>
    </style:style>
    <style:style style:name="RBulleted" style:family="paragraph" style:parent-style-name="RNormal" style:default-outline-level="1" style:list-style-name="Bulleted" style:master-page-name="">
      <loext:graphic-properties draw:fill="none" draw:fill-color="#cfe7f5"/>
      <style:paragraph-properties fo:margin-left="0.529cm" fo:margin-right="0cm" fo:text-indent="-0.529cm" style:auto-text-indent="false" style:page-number="auto" fo:background-color="transparent" style:shadow="none" style:writing-mode="page">
        <style:tab-stops>
          <style:tab-stop style:position="0.499cm"/>
        </style:tab-stops>
      </style:paragraph-properties>
    </style:style>
    <style:style style:name="RBulleted_2c__20_indented" style:display-name="RBulleted, indented" style:family="paragraph" style:parent-style-name="RBulleted" style:list-style-name="Bulleted_20_indented" style:master-page-name="">
      <style:paragraph-properties fo:margin-left="1.649cm" fo:margin-right="0cm" fo:text-indent="-1.101cm" style:auto-text-indent="false" style:page-number="auto" style:writing-mode="page">
        <style:tab-stops>
          <style:tab-stop style:position="0.499cm"/>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Bulleted">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ed_20_indented" style:display-name="Bulleted indented">
      <text:list-level-style-bullet text:level="1" text:style-name="Bullet_20_Symbols" text:bullet-char="•">
        <style:list-level-properties text:list-level-position-and-space-mode="label-alignment">
          <style:list-level-label-alignment text:label-followed-by="listtab" text:list-tab-stop-position="1.649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7:05:22.647000000</meta:creation-date>
    <dc:date>2019-08-09T17:18:22.367000000</dc:date>
    <meta:editing-duration>PT12M4S</meta:editing-duration>
    <meta:editing-cycles>2</meta:editing-cycles>
    <meta:generator>LibreOffice/5.4.4.2$Windows_x86 LibreOffice_project/2524958677847fb3bb44820e40380acbe820f960</meta:generator>
    <meta:document-statistic meta:table-count="0" meta:image-count="0" meta:object-count="0" meta:page-count="1" meta:paragraph-count="4" meta:word-count="237" meta:character-count="1619" meta:non-whitespace-character-count="1389"/>
  </office:meta>
</office:document-meta>
</file>